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Attachment.setName( String 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ttachment.setURL( URL a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ttachmen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ttachment.setDisposition( String aDis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ttach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ttachment.setDescription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ttachm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ttachme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ttachment.getDis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ttachment.setPath( String a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